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left" draw:textarea-vertical-align="top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3.75cm"/>
    </style:style>
    <style:style style:name="gr3" style:family="graphic" style:parent-style-name="standard">
      <style:graphic-properties draw:stroke="none" svg:stroke-color="#000000" draw:fill="none" draw:fill-color="#ffffff" fo:min-height="7.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2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fo:min-height="4.2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line-height="100%" fo:text-align="center" fo:text-indent="0cm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50.5cm" svg:height="21cm" svg:x="-9cm" svg:y="-6cm">
          <text:p text:style-name="P1">ExAmour co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4.5cm" svg:height="9cm" svg:x="-8cm" svg:y="-4.5cm">
          <text:p text:style-name="P1">Env allocator</text:p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2cm" svg:height="9cm" svg:x="18.5cm" svg:y="-4.5cm">
          <text:p text:style-name="P1">Mem allocato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4.5cm" svg:height="8cm" svg:x="-8cm" svg:y="5.5cm">
          <text:p text:style-name="P1">Caps allocat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2cm" svg:height="8cm" svg:x="18.5cm" svg:y="5.5cm">
          <text:p text:style-name="P1">Event allocato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8cm" svg:height="4cm" svg:x="-7.5cm" svg:y="5.5cm">
          <draw:text-box>
            <text:p text:style-name="P3"/>
          </draw:text-box>
        </draw:frame>
        <draw:frame draw:style-name="gr3" draw:text-style-name="P3" draw:layer="layout" svg:width="27cm" svg:height="8cm" svg:x="-7.5cm" svg:y="-3cm">
          <draw:text-box>
            <text:p text:style-name="P3">+ env_create(in id, in basic_caps, in out sections, in n_sections) : integer</text:p>
            <text:p text:style-name="P3">+ env_delete(in eid) : boolean</text:p>
            <text:p text:style-name="P3">+ env_yield()</text:p>
            <text:p text:style-name="P3">+ env_request_timeslice(in amount) : boolean</text:p>
            <text:p text:style-name="P3"/>
            <text:p text:style-name="P3">- env_init()</text:p>
            <text:p text:style-name="P3">- env_create_idle()</text:p>
          </draw:text-box>
        </draw:frame>
        <draw:frame draw:style-name="gr4" draw:text-style-name="P3" draw:layer="layout" svg:width="20.775cm" svg:height="6.5cm" svg:x="19cm" svg:y="-3cm">
          <draw:text-box>
            <text:p text:style-name="P3">+ ldt_create(out ldtr) : boolean</text:p>
            <text:p text:style-name="P3">+ ldt_destroy(in ldtr) : boolean</text:p>
            <text:p text:style-name="P3">+ ldt_add_entry(in ldtr, in flags, in start_addr, in length) : integer</text:p>
            <text:p text:style-name="P3">+ ldt_remove_entry(in ldtr, in entry_index) : boolean</text:p>
            <text:p text:style-name="P3"/>
            <text:p text:style-name="P3">- ldt_init()</text:p>
            <text:p text:style-name="P3">- ldt_flush(in ldtr)</text:p>
          </draw:text-box>
        </draw:frame>
        <draw:frame draw:style-name="gr5" draw:layer="layout" svg:width="14.565cm" svg:height="4.673cm" svg:x="-7cm" svg:y="7cm">
          <draw:text-box>
            <text:p text:style-name="P3">+ cap_grant(in ioport, in exclusive) : boolean</text:p>
            <text:p text:style-name="P3">+ cap_revoke(in ioport) : boolean</text:p>
            <text:p text:style-name="P3"/>
            <text:p text:style-name="P3">- caps_init()</text:p>
            <text:p text:style-name="P3">- cap_grant_basic(in basic_cap)</text:p>
            <text:p text:style-name="P3">- cap_flush(in eid)</text:p>
          </draw:text-box>
        </draw:frame>
        <draw:frame draw:style-name="gr6" draw:text-style-name="P3" draw:layer="layout" svg:width="19.5cm" svg:height="4.5cm" svg:x="19.3cm" svg:y="7.1cm">
          <draw:text-box>
            <text:p text:style-name="P3">+ event_register(in vector_id, in cs, in offset) : boolean</text:p>
            <text:p text:style-name="P3">+ event_unregister(in vector_id, in cs, in offset) : boolean</text:p>
            <text:p text:style-name="P3"/>
            <text:p text:style-name="P3">- event_init()</text:p>
            <text:p text:style-name="P3">- event_flush(in env)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6-11-20T14:20:26</meta:creation-date>
    <dc:date>2006-11-20T14:44:55</dc:date>
    <dc:language>fr-FR</dc:language>
    <meta:editing-cycles>3</meta:editing-cycles>
    <meta:editing-duration>PT2M31S</meta:editing-duration>
    <meta:user-defined meta:name="Info 1"/>
    <meta:user-defined meta:name="Info 2"/>
    <meta:user-defined meta:name="Info 3"/>
    <meta:user-defined meta:name="Info 4"/>
    <meta:document-statistic meta:object-count="10"/>
  </office:meta>
</office:document-meta>
</file>